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69eb" officeooo:paragraph-rsid="001e69eb"/>
    </style:style>
    <style:style style:name="P2" style:family="paragraph" style:parent-style-name="Standard" style:list-style-name="L1">
      <style:text-properties officeooo:rsid="001e69eb" officeooo:paragraph-rsid="001e69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aints;</text:p>
      <text:list xml:id="list3516861289" text:style-name="L1">
        <text:list-item>
          <text:p text:style-name="P2">The project must be completed within the time allocated</text:p>
        </text:list-item>
        <text:list-item>
          <text:p text:style-name="P2">Sensitive information such as passwords must have some form of protection on them to protect user information from cyber attacks</text:p>
        </text:list-item>
        <text:list-item>
          <text:p text:style-name="P2">The program must run in a web browser, using php</text:p>
        </text:list-item>
        <text:list-item>
          <text:p text:style-name="P2">The program must not be too technically demanding, and can run on the type of computers in the college</text:p>
        </text:list-item>
        <text:list-item>
          <text:p text:style-name="P2">The program must require an active internet connection to ru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ubai" svg:font-family="Dubai" style:font-family-generic="roman" style:font-pitch="variable"/>
    <style:font-face style:name="Dubai Medium" svg:font-family="'Dubai Medium'" style:font-family-generic="roman" style:font-pitch="variable"/>
    <style:font-face style:name="IBM Plex Serif" svg:font-family="'IBM Plex Serif'" style:font-adornments="Italic" style:font-family-generic="roman" style:font-pitch="variable"/>
    <style:font-face style:name="IBM Plex Sans" svg:font-family="'IBM Plex Sans'" style:font-adornments="Regular" style:font-family-generic="swiss" style:font-pitch="variable"/>
    <style:font-face style:name="IBM Plex Sans Medium" svg:font-family="'IBM Plex Sans Medium'" style:font-family-generic="swiss" style:font-pitch="variable"/>
    <style:font-face style:name="IBM Plex Sans Medium2" svg:font-family="'IBM Plex Sans Medium'" style:font-adornments="Medium" style:font-family-generic="swiss" style:font-pitch="variable"/>
    <style:font-face style:name="IBM Plex Sans Medium1" svg:font-family="'IBM Plex 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ubai1" svg:font-family="Duba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ubai" fo:font-size="11pt" fo:language="en" fo:country="GB" style:letter-kerning="false" style:font-name-asian="Dubai1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color="#1d1c20" style:font-name="IBM Plex Sans" fo:font-family="'IBM Plex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IBM Plex Sans Medium1" fo:font-family="'IBM Plex Sans Medium'" style:font-style-name="Regular" style:font-family-generic="swiss" style:font-pitch="variable"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IBM Plex Sans Medium2" fo:font-family="'IBM Plex Sans Medium'" style:font-style-name="Medium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IBM Plex Sans Medium" fo:font-family="'IBM Plex Sans Medium'" style:font-family-generic="swiss" style:font-pitch="variable" fo:font-size="18pt" officeooo:rsid="0016d842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center" style:justify-single-word="false" fo:text-indent="0cm" style:auto-text-indent="false"/>
      <style:text-properties fo:color="#999999" style:font-name="IBM Plex Serif" fo:font-family="'IBM Plex Serif'" style:font-style-name="Italic" style:font-family-generic="roman" style:font-pitch="variable" fo:font-style="italic" fo:font-weight="norma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Dubai Medium" fo:font-family="'Dubai Medium'" style:font-family-generic="roman" style:font-pitch="variable" fo:font-size="16pt" fo:font-weight="bold" style:font-name-asian="Dubai1" style:font-family-asian="Dubai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Dubai Medium" fo:font-family="'Dubai Medium'" style:font-family-generic="roman" style:font-pitch="variable" fo:font-size="20pt" style:font-name-asian="Dubai1" style:font-family-asian="Dubai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Dubai Medium" fo:font-family="'Dubai Medium'" style:font-family-generic="roman" style:font-pitch="variable" fo:font-size="28pt" fo:letter-spacing="-0.018cm" style:letter-kerning="true" style:font-name-asian="Dubai1" style:font-family-asian="Dubai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4:49:04.468508050</meta:creation-date>
    <dc:title>JMDef</dc:title>
    <meta:editing-duration>PT19M13S</meta:editing-duration>
    <meta:editing-cycles>2</meta:editing-cycles>
    <meta:generator>LibreOffice/6.0.7.3$Linux_X86_64 LibreOffice_project/00m0$Build-3</meta:generator>
    <meta:initial-creator>Jack McPake</meta:initial-creator>
    <dc:date>2020-06-04T15:08:17.303240677</dc:date>
    <dc:creator>Jack McPake</dc:creator>
    <meta:document-statistic meta:table-count="0" meta:image-count="0" meta:object-count="0" meta:page-count="1" meta:paragraph-count="6" meta:word-count="74" meta:character-count="411" meta:non-whitespace-character-count="348"/>
    <meta:template xlink:type="simple" xlink:actuate="onRequest" xlink:title="JMDef" xlink:href="../../../../../../Templates/JMDef1.ott" meta:date="2020-06-04T14:49:03.757986853"/>
  </office:meta>
</office:document-meta>
</file>